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color="#1a1a1a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6" style:family="table-cell" style:parent-style-name="Default" style:data-style-name="N100"/>
  </office:automatic-styles>
  <office:body>
    <office:spreadsheet>
      <table:table table:name="Ping" table:style-name="ta1" table:print="false">
        <table:table-column table:style-name="co1" table:number-columns-repeated="38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  <table:table-cell table:style-name="ce1"/>
          <table:table-cell table:style-name="ce2"/>
          <table:table-cell table:number-columns-repeated="7"/>
          <table:table-cell table:style-name="ce1" office:value-type="string" table:number-columns-spanned="8" table:number-rows-spanned="1">
            <text:p>Měření pomocí ping 1470b – 9.12.2011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Měření pomocí ping 1470b – 9.12.2011</text:p>
          </table:table-cell>
          <table:covered-table-cell table:number-columns-repeated="7"/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string">
            <text:p>Medián</text:p>
          </table:table-cell>
          <table:table-cell table:formula="of:=MEDIAN([.D8:.D308];[.F8:.F308];[.H8:.H308];[.J8:.J308])" office:value-type="float" office:value="20.5">
            <text:p>20,5</text:p>
          </table:table-cell>
          <table:table-cell/>
          <table:table-cell table:formula="of:=MEDIAN([.D8:.D307])" office:value-type="float" office:value="20.9">
            <text:p>20,9</text:p>
          </table:table-cell>
          <table:table-cell/>
          <table:table-cell table:formula="of:=MEDIAN([.F8:.F307])" office:value-type="float" office:value="20.3">
            <text:p>20,3</text:p>
          </table:table-cell>
          <table:table-cell/>
          <table:table-cell table:formula="of:=MEDIAN([.H8:.H307])" office:value-type="float" office:value="20.6">
            <text:p>20,6</text:p>
          </table:table-cell>
          <table:table-cell/>
          <table:table-cell table:formula="of:=MEDIAN([.J8:.J307])" office:value-type="float" office:value="20.35">
            <text:p>20,35</text:p>
          </table:table-cell>
          <table:table-cell table:number-columns-repeated="7"/>
          <table:table-cell table:style-name="ce3"/>
          <table:table-cell table:number-columns-repeated="4"/>
          <table:table-cell office:value-type="string">
            <text:p>Medián</text:p>
          </table:table-cell>
          <table:table-cell table:formula="of:=MEDIAN([.AA12:.AA312])" office:value-type="float" office:value="0">
            <text:p>#VALUE!</text:p>
          </table:table-cell>
          <table:table-cell table:number-columns-repeated="2"/>
          <table:table-cell table:style-name="ce3"/>
          <table:table-cell table:number-columns-repeated="4"/>
          <table:table-cell office:value-type="string">
            <text:p>Medián</text:p>
          </table:table-cell>
          <table:table-cell table:formula="of:=MEDIAN([.AJ12:.AJ312])" office:value-type="float" office:value="0">
            <text:p>#VALUE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formula="of:=MAX([.D8:.D308];[.F8:.F308];[.H8:.H308];[.J8:.J308])" office:value-type="float" office:value="64.5">
            <text:p>64,5</text:p>
          </table:table-cell>
          <table:table-cell/>
          <table:table-cell table:formula="of:=MAX([.D8:.D307])" office:value-type="float" office:value="64.5">
            <text:p>64,5</text:p>
          </table:table-cell>
          <table:table-cell/>
          <table:table-cell table:formula="of:=MAX([.F8:.F307])" office:value-type="float" office:value="62">
            <text:p>62</text:p>
          </table:table-cell>
          <table:table-cell/>
          <table:table-cell table:formula="of:=MAX([.H8:.H307])" office:value-type="float" office:value="62.9">
            <text:p>62,9</text:p>
          </table:table-cell>
          <table:table-cell/>
          <table:table-cell table:formula="of:=MAX([.J8:.J307])" office:value-type="float" office:value="61.7">
            <text:p>61,7</text:p>
          </table:table-cell>
          <table:table-cell table:number-columns-repeated="12"/>
          <table:table-cell office:value-type="string">
            <text:p>Max</text:p>
          </table:table-cell>
          <table:table-cell table:formula="of:=MAX([.AA12:.AA312])" office:value-type="float" office:value="0">
            <text:p>0</text:p>
          </table:table-cell>
          <table:table-cell table:number-columns-repeated="7"/>
          <table:table-cell office:value-type="string">
            <text:p>Max</text:p>
          </table:table-cell>
          <table:table-cell table:formula="of:=MAX([.AJ12:.AJ312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in</text:p>
          </table:table-cell>
          <table:table-cell table:formula="of:=MIN([.D8:.D308];[.F8:.F308];[.H8:.H308];[.J8:.J308])" office:value-type="float" office:value="18.6">
            <text:p>18,6</text:p>
          </table:table-cell>
          <table:table-cell/>
          <table:table-cell table:formula="of:=MIN([.D8:.D307])" office:value-type="float" office:value="18.6">
            <text:p>18,6</text:p>
          </table:table-cell>
          <table:table-cell/>
          <table:table-cell table:formula="of:=MIN([.F8:.F307])" office:value-type="float" office:value="18.7">
            <text:p>18,7</text:p>
          </table:table-cell>
          <table:table-cell/>
          <table:table-cell table:formula="of:=MIN([.H8:.H307])" office:value-type="float" office:value="18.6">
            <text:p>18,6</text:p>
          </table:table-cell>
          <table:table-cell/>
          <table:table-cell table:formula="of:=MIN([.J8:.J307])" office:value-type="float" office:value="18.6">
            <text:p>18,6</text:p>
          </table:table-cell>
          <table:table-cell table:number-columns-repeated="12"/>
          <table:table-cell office:value-type="string">
            <text:p>min</text:p>
          </table:table-cell>
          <table:table-cell table:formula="of:=MIN([.AA12:.AA312])" office:value-type="float" office:value="0">
            <text:p>0</text:p>
          </table:table-cell>
          <table:table-cell table:number-columns-repeated="7"/>
          <table:table-cell office:value-type="string">
            <text:p>min</text:p>
          </table:table-cell>
          <table:table-cell table:formula="of:=MIN([.AJ12:.AJ312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2"/>
          <table:table-cell office:value-type="string">
            <text:p>avg</text:p>
          </table:table-cell>
          <table:table-cell table:formula="of:=AVERAGE([.AA12:.AA312])" office:value-type="float" office:value="0">
            <text:p>#DIV/0!</text:p>
          </table:table-cell>
          <table:table-cell table:number-columns-repeated="7"/>
          <table:table-cell office:value-type="string">
            <text:p>avg</text:p>
          </table:table-cell>
          <table:table-cell table:formula="of:=AVERAGE([.AJ12:.AJ312])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 table:number-columns-spanned="8" table:number-rows-spanned="1"/>
          <table:covered-table-cell table:number-columns-repeated="7"/>
          <table:table-cell/>
          <table:table-cell table:style-name="ce1" table:number-columns-spanned="8" table:number-rows-spanned="1"/>
          <table:covered-table-cell table:number-columns-repeated="7"/>
        </table:table-row>
        <table:table-row table:style-name="ro1">
          <table:table-cell table:number-columns-repeated="3"/>
          <table:table-cell office:value-type="float" office:value="38.7">
            <text:p>38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9.4">
            <text:p>19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3">
            <text:p>19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23.1">
            <text:p>23,1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3">
            <text:p>21,3</text:p>
          </table:table-cell>
          <table:table-cell/>
          <table:table-cell office:value-type="float" office:value="22.4">
            <text:p>22,4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8.9">
            <text:p>18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2.5">
            <text:p>22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9.8">
            <text:p>19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3">
            <text:p>20,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3.2">
            <text:p>23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62.5">
            <text:p>62,5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6">
            <text:p>21,6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3.6">
            <text:p>23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59.8">
            <text:p>59,8</text:p>
          </table:table-cell>
          <table:table-cell/>
          <table:table-cell office:value-type="float" office:value="21.1">
            <text:p>21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4">
            <text:p>21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2.2">
            <text:p>22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8.9">
            <text:p>18,9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38.5">
            <text:p>38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4">
            <text:p>20,4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8">
            <text:p>21,8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5.4">
            <text:p>35,4</text:p>
          </table:table-cell>
          <table:table-cell/>
          <table:table-cell office:value-type="float" office:value="19.8">
            <text:p>19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3">
            <text:p>39,3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2">
            <text:p>2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9">
            <text:p>20,9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7">
            <text:p>19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1">
            <text:p>22,1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1.1">
            <text:p>21,1</text:p>
          </table:table-cell>
          <table:table-cell/>
          <table:table-cell office:value-type="float" office:value="22.6">
            <text:p>22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4">
            <text:p>23,4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0.3">
            <text:p>40,3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2.8">
            <text:p>22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5.2">
            <text:p>25,2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39.7">
            <text:p>39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7">
            <text:p>19,7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1.1">
            <text:p>21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2">
            <text:p>21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6">
            <text:p>21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1.4">
            <text:p>21,4</text:p>
          </table:table-cell>
          <table:table-cell/>
          <table:table-cell office:value-type="float" office:value="21.4">
            <text:p>21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3">
            <text:p>20,3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43.4">
            <text:p>43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9">
            <text:p>20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0.9">
            <text:p>20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6">
            <text:p>22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3">
            <text:p>21,3</text:p>
          </table:table-cell>
          <table:table-cell/>
          <table:table-cell office:value-type="float" office:value="21.9">
            <text:p>21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0.3">
            <text:p>40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37.7">
            <text:p>37,7</text:p>
          </table:table-cell>
          <table:table-cell/>
          <table:table-cell office:value-type="float" office:value="22">
            <text:p>2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9">
            <text:p>21,9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1.2">
            <text:p>21,2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9">
            <text:p>20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5">
            <text:p>19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37.5">
            <text:p>37,5</text:p>
          </table:table-cell>
          <table:table-cell/>
          <table:table-cell office:value-type="float" office:value="22.4">
            <text:p>22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59.5">
            <text:p>59,5</text:p>
          </table:table-cell>
          <table:table-cell/>
          <table:table-cell office:value-type="float" office:value="21.2">
            <text:p>21,2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59.4">
            <text:p>59,4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2.1">
            <text:p>22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9">
            <text:p>21,9</text:p>
          </table:table-cell>
          <table:table-cell/>
          <table:table-cell office:value-type="float" office:value="38.3">
            <text:p>38,3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2.2">
            <text:p>22,2</text:p>
          </table:table-cell>
          <table:table-cell/>
          <table:table-cell office:value-type="float" office:value="38.8">
            <text:p>38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2.6">
            <text:p>22,6</text:p>
          </table:table-cell>
          <table:table-cell/>
          <table:table-cell office:value-type="float" office:value="23.4">
            <text:p>23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7">
            <text:p>19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5">
            <text:p>19,5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6">
            <text:p>21,6</text:p>
          </table:table-cell>
          <table:table-cell/>
          <table:table-cell office:value-type="float" office:value="18.8">
            <text:p>18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19.6">
            <text:p>1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6">
            <text:p>19,6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37.2">
            <text:p>37,2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2.5">
            <text:p>22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1.6">
            <text:p>41,6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1.8">
            <text:p>21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8">
            <text:p>21,8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60.2">
            <text:p>60,2</text:p>
          </table:table-cell>
          <table:table-cell/>
          <table:table-cell office:value-type="float" office:value="19.8">
            <text:p>19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58.4">
            <text:p>58,4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8.6">
            <text:p>18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57.6">
            <text:p>57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2.1">
            <text:p>22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38.8">
            <text:p>38,8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8.9">
            <text:p>18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36.4">
            <text:p>36,4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0.3">
            <text:p>40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3.8">
            <text:p>23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4">
            <text:p>23,4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6">
            <text:p>20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8">
            <text:p>20,8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0.7">
            <text:p>20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">
            <text:p>20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4">
            <text:p>20,4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7">
            <text:p>20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4">
            <text:p>20,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7.5">
            <text:p>37,5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61.5">
            <text:p>61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8">
            <text:p>19,8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37.7">
            <text:p>37,7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5">
            <text:p>22,5</text:p>
          </table:table-cell>
          <table:table-cell/>
          <table:table-cell office:value-type="float" office:value="21.2">
            <text:p>21,2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21.9">
            <text:p>21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/>
          <table:table-cell office:value-type="float" office:value="40.7">
            <text:p>40,7</text:p>
          </table:table-cell>
          <table:table-cell/>
          <table:table-cell office:value-type="float" office:value="37.5">
            <text:p>37,5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6">
            <text:p>19,6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18.6">
            <text:p>18,6</text:p>
          </table:table-cell>
          <table:table-cell/>
          <table:table-cell office:value-type="float" office:value="18.9">
            <text:p>18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2">
            <text:p>22,2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19.7">
            <text:p>19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2">
            <text:p>22,2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19.8">
            <text:p>19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7.9">
            <text:p>37,9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62.1">
            <text:p>62,1</text:p>
          </table:table-cell>
          <table:table-cell/>
          <table:table-cell office:value-type="float" office:value="26.6">
            <text:p>26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5">
            <text:p>19,5</text:p>
          </table:table-cell>
          <table:table-cell/>
          <table:table-cell office:value-type="float" office:value="22.8">
            <text:p>22,8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5.4">
            <text:p>25,4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">
            <text:p>20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3.6">
            <text:p>23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8">
            <text:p>22,8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64.5">
            <text:p>64,5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61.7">
            <text:p>61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8">
            <text:p>21,8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2.8">
            <text:p>22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56.7">
            <text:p>56,7</text:p>
          </table:table-cell>
          <table:table-cell/>
          <table:table-cell office:value-type="float" office:value="57.9">
            <text:p>57,9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4">
            <text:p>19,4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45.2">
            <text:p>45,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9">
            <text:p>20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4.6">
            <text:p>24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2">
            <text:p>21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1">
            <text:p>2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7">
            <text:p>21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7">
            <text:p>20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6">
            <text:p>19,6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18.6">
            <text:p>18,6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57.5">
            <text:p>57,5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1.2">
            <text:p>21,2</text:p>
          </table:table-cell>
          <table:table-cell/>
          <table:table-cell office:value-type="float" office:value="20">
            <text:p>20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5">
            <text:p>19,5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7">
            <text:p>22,7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1">
            <text:p>22,1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2">
            <text:p>22,2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18.6">
            <text:p>18,6</text:p>
          </table:table-cell>
          <table:table-cell/>
          <table:table-cell office:value-type="float" office:value="41">
            <text:p>4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18.6">
            <text:p>18,6</text:p>
          </table:table-cell>
          <table:table-cell/>
          <table:table-cell office:value-type="float" office:value="21.7">
            <text:p>21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4">
            <text:p>23,4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2">
            <text:p>21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1">
            <text:p>39,1</text:p>
          </table:table-cell>
          <table:table-cell/>
          <table:table-cell office:value-type="float" office:value="37.8">
            <text:p>37,8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5">
            <text:p>21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2">
            <text:p>21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3">
            <text:p>23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1">
            <text:p>21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21.5">
            <text:p>21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38.1">
            <text:p>38,1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2">
            <text:p>21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3">
            <text:p>23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35.3">
            <text:p>35,3</text:p>
          </table:table-cell>
          <table:table-cell/>
          <table:table-cell office:value-type="float" office:value="21.7">
            <text:p>21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0.9">
            <text:p>20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4.2">
            <text:p>24,2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4">
            <text:p>21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1">
            <text:p>21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3">
            <text:p>39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8.9">
            <text:p>18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7">
            <text:p>23,7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36.6">
            <text:p>36,6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39.7">
            <text:p>39,7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7">
            <text:p>21,7</text:p>
          </table:table-cell>
          <table:table-cell/>
          <table:table-cell office:value-type="float" office:value="22.1">
            <text:p>22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57.6">
            <text:p>57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.6">
            <text:p>1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1.6">
            <text:p>21,6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2">
            <text:p>21,2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0.3">
            <text:p>40,3</text:p>
          </table:table-cell>
          <table:table-cell/>
          <table:table-cell office:value-type="float" office:value="22.2">
            <text:p>22,2</text:p>
          </table:table-cell>
          <table:table-cell/>
          <table:table-cell office:value-type="float" office:value="37.2">
            <text:p>37,2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38.3">
            <text:p>38,3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1.9">
            <text:p>21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0.5">
            <text:p>40,5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40.4">
            <text:p>40,4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2.3">
            <text:p>22,3</text:p>
          </table:table-cell>
          <table:table-cell/>
          <table:table-cell office:value-type="float" office:value="21.2">
            <text:p>21,2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6">
            <text:p>21,6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62.9">
            <text:p>62,9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22.6">
            <text:p>22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8.9">
            <text:p>18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19.6">
            <text:p>1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9">
            <text:p>21,9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37.3">
            <text:p>37,3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37.4">
            <text:p>37,4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4">
            <text:p>19,4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37.9">
            <text:p>37,9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19.6">
            <text:p>1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5">
            <text:p>19,5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41.9">
            <text:p>41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38.8">
            <text:p>38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58.7">
            <text:p>58,7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3">
            <text:p>20,3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6">
            <text:p>39,6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2.5">
            <text:p>22,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4">
            <text:p>39,4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3.2">
            <text:p>23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3.6">
            <text:p>23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0">
            <text:p>20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3">
            <text:p>20,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38.4">
            <text:p>38,4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38.1">
            <text:p>38,1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3">
            <text:p>20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37.6">
            <text:p>37,6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39.3">
            <text:p>3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37.6">
            <text:p>37,6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6">
            <text:p>20,6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37.5">
            <text:p>37,5</text:p>
          </table:table-cell>
          <table:table-cell/>
          <table:table-cell office:value-type="float" office:value="19.8">
            <text:p>19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3.7">
            <text:p>23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4">
            <text:p>20,4</text:p>
          </table:table-cell>
          <table:table-cell/>
          <table:table-cell office:value-type="float" office:value="39.5">
            <text:p>39,5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3">
            <text:p>39,3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4">
            <text:p>21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">
            <text:p>20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7">
            <text:p>23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38.1">
            <text:p>38,1</text:p>
          </table:table-cell>
          <table:table-cell/>
          <table:table-cell office:value-type="float" office:value="23.5">
            <text:p>23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3.4">
            <text:p>23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58.5">
            <text:p>58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37.7">
            <text:p>37,7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">
            <text:p>20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9">
            <text:p>21,9</text:p>
          </table:table-cell>
          <table:table-cell/>
          <table:table-cell office:value-type="float" office:value="37.5">
            <text:p>37,5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7">
            <text:p>19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8.9">
            <text:p>18,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4">
            <text:p>19,4</text:p>
          </table:table-cell>
          <table:table-cell/>
          <table:table-cell office:value-type="float" office:value="37.3">
            <text:p>37,3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1">
            <text:p>19,1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8.9">
            <text:p>38,9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2.1">
            <text:p>22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8">
            <text:p>19,8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1.6">
            <text:p>21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5">
            <text:p>19,5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1.8">
            <text:p>21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6">
            <text:p>19,6</text:p>
          </table:table-cell>
          <table:table-cell/>
          <table:table-cell office:value-type="float" office:value="21.4">
            <text:p>21,4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18.8">
            <text:p>18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6">
            <text:p>19,6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7">
            <text:p>19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9">
            <text:p>21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2">
            <text:p>20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8.6">
            <text:p>18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21">
            <text:p>2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7">
            <text:p>21,7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1.4">
            <text:p>21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4.6">
            <text:p>24,6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21.2">
            <text:p>21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1.4">
            <text:p>21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7">
            <text:p>20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40.6">
            <text:p>4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2.3">
            <text:p>22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37.5">
            <text:p>37,5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3">
            <text:p>20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1.2">
            <text:p>21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6">
            <text:p>21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6">
            <text:p>20,6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5.7">
            <text:p>25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9">
            <text:p>21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3">
            <text:p>20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2">
            <text:p>20,2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8">
            <text:p>39,8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9">
            <text:p>19,9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2.2">
            <text:p>22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6">
            <text:p>20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6">
            <text:p>20,6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4">
            <text:p>20,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4">
            <text:p>20,4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1">
            <text:p>20,1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2.1">
            <text:p>22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4">
            <text:p>20,4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41.5">
            <text:p>41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5">
            <text:p>20,5</text:p>
          </table:table-cell>
          <table:table-cell/>
          <table:table-cell office:value-type="float" office:value="36.9">
            <text:p>36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2.1">
            <text:p>22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9">
            <text:p>20,9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1.8">
            <text:p>21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2.2">
            <text:p>22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7">
            <text:p>21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8.8">
            <text:p>18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4.8">
            <text:p>24,8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6">
            <text:p>21,6</text:p>
          </table:table-cell>
          <table:table-cell/>
          <table:table-cell office:value-type="float" office:value="18.7">
            <text:p>18,7</text:p>
          </table:table-cell>
          <table:table-cell/>
          <table:table-cell office:value-type="float" office:value="21.1">
            <text:p>21,1</text:p>
          </table:table-cell>
          <table:table-cell/>
          <table:table-cell office:value-type="float" office:value="19.6">
            <text:p>1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37.5">
            <text:p>37,5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2.1">
            <text:p>22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.9">
            <text:p>21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9.5">
            <text:p>19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9.1">
            <text:p>19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38.5">
            <text:p>38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41.7">
            <text:p>41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6">
            <text:p>21,6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38.8">
            <text:p>38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9">
            <text:p>20,9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.4">
            <text:p>21,4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39.6">
            <text:p>3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58.5">
            <text:p>58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8">
            <text:p>21,8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4">
            <text:p>21,4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58.6">
            <text:p>58,6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7">
            <text:p>20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19.9">
            <text:p>19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9">
            <text:p>20,9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2">
            <text:p>21,2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18.6">
            <text:p>18,6</text:p>
          </table:table-cell>
          <table:table-cell/>
          <table:table-cell office:value-type="float" office:value="23.6">
            <text:p>23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3">
            <text:p>20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8.6">
            <text:p>18,6</text:p>
          </table:table-cell>
          <table:table-cell/>
          <table:table-cell office:value-type="float" office:value="20.4">
            <text:p>20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5">
            <text:p>22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8.8">
            <text:p>18,8</text:p>
          </table:table-cell>
          <table:table-cell/>
          <table:table-cell office:value-type="float" office:value="20.7">
            <text:p>20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41.9">
            <text:p>41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19.6">
            <text:p>1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55.4">
            <text:p>55,4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19.6">
            <text:p>19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39.2">
            <text:p>3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6">
            <text:p>21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8.6">
            <text:p>18,6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6">
            <text:p>21,6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5">
            <text:p>21,5</text:p>
          </table:table-cell>
          <table:table-cell/>
          <table:table-cell office:value-type="float" office:value="19.8">
            <text:p>19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56.6">
            <text:p>56,6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4">
            <text:p>21,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0.8">
            <text:p>20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2.1">
            <text:p>22,1</text:p>
          </table:table-cell>
          <table:table-cell/>
          <table:table-cell office:value-type="float" office:value="18.7">
            <text:p>18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6">
            <text:p>21,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2.4">
            <text:p>22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5">
            <text:p>21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36.3">
            <text:p>36,3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2.1">
            <text:p>22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9">
            <text:p>1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2">
            <text:p>21,2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57.4">
            <text:p>57,4</text:p>
          </table:table-cell>
          <table:table-cell/>
          <table:table-cell office:value-type="float" office:value="19.3">
            <text:p>19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3">
            <text:p>21,3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.7">
            <text:p>19,7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2.3">
            <text:p>22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7">
            <text:p>21,7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19.2">
            <text:p>19,2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57.8">
            <text:p>57,8</text:p>
          </table:table-cell>
          <table:table-cell/>
          <table:table-cell office:value-type="float" office:value="19.4">
            <text:p>19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1">
            <text:p>21,1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21.6">
            <text:p>21,6</text:p>
          </table:table-cell>
          <table:table-cell/>
          <table:table-cell office:value-type="float" office:value="19.8">
            <text:p>19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.9">
            <text:p>21,9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7">
            <text:p>21,7</text:p>
          </table:table-cell>
          <table:table-cell/>
          <table:table-cell office:value-type="float" office:value="20.6">
            <text:p>20,6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5">
            <text:p>21,5</text:p>
          </table:table-cell>
          <table:table-cell/>
          <table:table-cell office:value-type="float" office:value="20.4">
            <text:p>20,4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9">
            <text:p>20,9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0.6">
            <text:p>40,6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.8">
            <text:p>21,8</text:p>
          </table:table-cell>
          <table:table-cell/>
          <table:table-cell office:value-type="float" office:value="20.8">
            <text:p>20,8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0.9">
            <text:p>20,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6">
            <text:p>23,6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20.1">
            <text:p>20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9.9">
            <text:p>39,9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.5">
            <text:p>20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2.4">
            <text:p>22,4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1">
            <text:p>2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8.9">
            <text:p>18,9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0.1">
            <text:p>20,1</text:p>
          </table:table-cell>
          <table:table-cell/>
          <table:table-cell office:value-type="float" office:value="21.1">
            <text:p>21,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3.4">
            <text:p>23,4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38.3">
            <text:p>38,3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1.8">
            <text:p>21,8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0.3">
            <text:p>20,3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3">
            <text:p>19,3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3">
            <text:p>21,3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57.7">
            <text:p>57,7</text:p>
          </table:table-cell>
          <table:table-cell/>
          <table:table-cell office:value-type="float" office:value="20.5">
            <text:p>20,5</text:p>
          </table:table-cell>
          <table:table-cell/>
          <table:table-cell office:value-type="float" office:value="18.9">
            <text:p>18,9</text:p>
          </table:table-cell>
          <table:table-cell/>
          <table:table-cell office:value-type="float" office:value="21">
            <text:p>21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8.8">
            <text:p>18,8</text:p>
          </table:table-cell>
          <table:table-cell/>
          <table:table-cell office:value-type="float" office:value="20.8">
            <text:p>20,8</text:p>
          </table:table-cell>
          <table:table-cell/>
          <table:table-cell office:value-type="float" office:value="20.7">
            <text:p>20,7</text:p>
          </table:table-cell>
          <table:table-cell/>
          <table:table-cell office:value-type="float" office:value="21.4">
            <text:p>21,4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9.5">
            <text:p>19,5</text:p>
          </table:table-cell>
          <table:table-cell/>
          <table:table-cell office:value-type="float" office:value="20.2">
            <text:p>20,2</text:p>
          </table:table-cell>
          <table:table-cell/>
          <table:table-cell office:value-type="float" office:value="20.6">
            <text:p>20,6</text:p>
          </table:table-cell>
          <table:table-cell/>
          <table:table-cell office:value-type="float" office:value="21.5">
            <text:p>21,5</text:p>
          </table:table-cell>
          <table:table-cell table:number-columns-repeated="1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00</text:p>
          </table:table-cell>
          <table:table-cell office:value-type="string">
            <text:p>ttl=54</text:p>
          </table:table-cell>
          <table:table-cell table:number-columns-repeated="3"/>
        </table:table-row>
      </table:table>
      <table:table table:name="udp-64-upload" table:style-name="ta1" table:print="false">
        <table:table-column table:style-name="co1" table:number-columns-repeated="43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style-name="ce1" table:number-columns-repeated="3"/>
          <table:table-cell/>
          <table:table-cell table:style-name="ce1" table:number-columns-repeated="9"/>
          <table:table-cell/>
          <table:table-cell table:style-name="ce1" table:number-columns-repeated="9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 table:number-columns-repeated="3"/>
          <table:table-cell/>
          <table:table-cell table:style-name="ce1" table:number-columns-repeated="9"/>
          <table:table-cell/>
          <table:table-cell table:style-name="ce1" table:number-columns-repeated="9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.76">
            <text:p>0,76</text:p>
          </table:table-cell>
          <table:table-cell table:formula="of:=MEDIAN([.H6:.H65];[.L6:.L65];[.P6:.P65];[.T6:.T65])" office:value-type="float" office:value="34">
            <text:p>34</text:p>
          </table:table-cell>
          <table:table-cell table:number-columns-repeated="2"/>
          <table:table-cell table:formula="of:=MEDIAN([.F6:.F65])" office:value-type="float" office:value="0.783">
            <text:p>0,783</text:p>
          </table:table-cell>
          <table:table-cell/>
          <table:table-cell table:formula="of:=MEDIAN([.H6:.H65])" office:value-type="float" office:value="34">
            <text:p>34</text:p>
          </table:table-cell>
          <table:table-cell table:style-name="ce6"/>
          <table:table-cell table:formula="of:=MEDIAN([.J6:.J65])" office:value-type="float" office:value="0.758">
            <text:p>0,758</text:p>
          </table:table-cell>
          <table:table-cell/>
          <table:table-cell table:formula="of:=MEDIAN([.L6:.L65])" office:value-type="float" office:value="34">
            <text:p>34</text:p>
          </table:table-cell>
          <table:table-cell table:style-name="ce1"/>
          <table:table-cell table:formula="of:=MEDIAN([.N6:.N65])" office:value-type="float" office:value="0.743">
            <text:p>0,743</text:p>
          </table:table-cell>
          <table:table-cell/>
          <table:table-cell table:formula="of:=MEDIAN([.P6:.P65])" office:value-type="float" office:value="34">
            <text:p>34</text:p>
          </table:table-cell>
          <table:table-cell/>
          <table:table-cell table:formula="of:=MEDIAN([.R6:.R65])" office:value-type="float" office:value="0.7505">
            <text:p>0,7505</text:p>
          </table:table-cell>
          <table:table-cell/>
          <table:table-cell table:formula="of:=MEDIAN([.T6:.T65])" office:value-type="float" office:value="34">
            <text:p>34</text:p>
          </table:table-cell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.764404166666667">
            <text:p>0,7644041667</text:p>
          </table:table-cell>
          <table:table-cell table:formula="of:=AVERAGE([.H6:.H65];[.L6:.L65];[.P6:.P65];[.T6:.T65])" office:value-type="float" office:value="34.1">
            <text:p>34,1</text:p>
          </table:table-cell>
          <table:table-cell table:number-columns-repeated="2"/>
          <table:table-cell table:formula="of:=AVERAGE([.F6:.F65])" office:value-type="float" office:value="0.778066666666666">
            <text:p>0,7780666667</text:p>
          </table:table-cell>
          <table:table-cell/>
          <table:table-cell table:formula="of:=AVERAGE([.H6:.H65])" office:value-type="float" office:value="34.1">
            <text:p>34,1</text:p>
          </table:table-cell>
          <table:table-cell/>
          <table:table-cell table:formula="of:=AVERAGE([.J6:.J65])" office:value-type="float" office:value="0.7578">
            <text:p>0,7578</text:p>
          </table:table-cell>
          <table:table-cell/>
          <table:table-cell table:formula="of:=AVERAGE([.L6:.L65])" office:value-type="float" office:value="34.1">
            <text:p>34,1</text:p>
          </table:table-cell>
          <table:table-cell/>
          <table:table-cell table:formula="of:=AVERAGE([.N6:.N65])" office:value-type="float" office:value="0.759283333333334">
            <text:p>0,7592833333</text:p>
          </table:table-cell>
          <table:table-cell/>
          <table:table-cell table:formula="of:=AVERAGE([.P6:.P65])" office:value-type="float" office:value="34.1">
            <text:p>34,1</text:p>
          </table:table-cell>
          <table:table-cell/>
          <table:table-cell table:formula="of:=AVERAGE([.R6:.R65])" office:value-type="float" office:value="0.762466666666667">
            <text:p>0,7624666667</text:p>
          </table:table-cell>
          <table:table-cell/>
          <table:table-cell table:formula="of:=AVERAGE([.T6:.T65])" office:value-type="float" office:value="34.1">
            <text:p>34,1</text:p>
          </table:table-cell>
          <table:table-cell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1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0.751">
            <text:p>0,75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0.807">
            <text:p>0,807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0.768">
            <text:p>0,768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0.759">
            <text:p>0,759</text:p>
          </table:table-cell>
          <table:table-cell/>
          <table:table-cell office:value-type="float" office:value="33">
            <text:p>33</text:p>
          </table:table-cell>
          <table:table-cell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0.672">
            <text:p>0,672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96">
            <text:p>0,79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6">
            <text:p>0,696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97">
            <text:p>0,97</text:p>
          </table:table-cell>
          <table:table-cell/>
          <table:table-cell office:value-type="float" office:value="34">
            <text:p>34</text:p>
          </table:table-cell>
          <table:table-cell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0.73">
            <text:p>0,7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8">
            <text:p>0,78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43">
            <text:p>0,74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74">
            <text:p>0,774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22">
            <text:p>0,72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67">
            <text:p>0,76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15">
            <text:p>0,81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2">
            <text:p>0,70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"/>
          <table:table-cell office:value-type="float" office:value="0.725">
            <text:p>0,725</text:p>
          </table:table-cell>
          <table:table-cell/>
          <table:table-cell office:value-type="float" office:value="34">
            <text:p>34</text:p>
          </table:table-cell>
          <table:table-cell table:style-name="ce1"/>
          <table:table-cell office:value-type="float" office:value="0.794">
            <text:p>0,794</text:p>
          </table:table-cell>
          <table:table-cell table:style-name="ce1"/>
          <table:table-cell office:value-type="float" office:value="34">
            <text:p>34</text:p>
          </table:table-cell>
          <table:table-cell table:style-name="ce1"/>
          <table:table-cell office:value-type="float" office:value="0.687">
            <text:p>0,687</text:p>
          </table:table-cell>
          <table:table-cell table:style-name="ce1"/>
          <table:table-cell office:value-type="float" office:value="34">
            <text:p>34</text:p>
          </table:table-cell>
          <table:table-cell table:style-name="ce1"/>
          <table:table-cell office:value-type="float" office:value="0.788">
            <text:p>0,788</text:p>
          </table:table-cell>
          <table:table-cell table:style-name="ce1"/>
          <table:table-cell office:value-type="float" office:value="34">
            <text:p>34</text:p>
          </table:table-cell>
          <table:table-cell table:style-name="ce1" table:number-columns-repeated="3"/>
          <table:table-cell/>
          <table:table-cell table:style-name="ce1" table:number-columns-repeated="9"/>
          <table:table-cell/>
          <table:table-cell table:style-name="ce1" table:number-columns-repeated="9"/>
        </table:table-row>
        <table:table-row table:style-name="ro1">
          <table:table-cell table:number-columns-repeated="5"/>
          <table:table-cell office:value-type="float" office:value="0.671">
            <text:p>0,67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8">
            <text:p>0,80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5">
            <text:p>0,69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64">
            <text:p>0,664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912">
            <text:p>0,91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3">
            <text:p>0,793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9">
            <text:p>0,7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7">
            <text:p>0,69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2">
            <text:p>0,84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3">
            <text:p>0,693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08">
            <text:p>0,70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5">
            <text:p>0,75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9">
            <text:p>0,88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1">
            <text:p>0,791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94">
            <text:p>0,79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1">
            <text:p>0,80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6">
            <text:p>0,85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6">
            <text:p>0,70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19">
            <text:p>0,719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96">
            <text:p>0,696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87">
            <text:p>0,68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19">
            <text:p>0,81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43">
            <text:p>0,74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12">
            <text:p>0,81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7">
            <text:p>0,697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68">
            <text:p>0,76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15">
            <text:p>0,81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9">
            <text:p>0,809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55">
            <text:p>0,755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695">
            <text:p>0,69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866">
            <text:p>0,86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1">
            <text:p>0,801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97">
            <text:p>0,9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5">
            <text:p>0,69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1">
            <text:p>0,71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6">
            <text:p>0,696</text:p>
          </table:table-cell>
          <table:table-cell/>
          <table:table-cell office:value-type="float" office:value="35">
            <text:p>35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74">
            <text:p>0,77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43">
            <text:p>0,743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02">
            <text:p>0,70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2">
            <text:p>0,84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1">
            <text:p>0,75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15">
            <text:p>0,815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88">
            <text:p>0,78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9">
            <text:p>0,88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5">
            <text:p>0,80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float" office:value="35">
            <text:p>35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664">
            <text:p>0,66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6">
            <text:p>0,85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9">
            <text:p>0,71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5">
            <text:p>0,695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93">
            <text:p>0,79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6">
            <text:p>0,79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5">
            <text:p>0,79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693">
            <text:p>0,69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2">
            <text:p>0,88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2">
            <text:p>0,84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91">
            <text:p>0,79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2">
            <text:p>0,7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9">
            <text:p>0,88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06">
            <text:p>0,80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2">
            <text:p>0,69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6">
            <text:p>0,85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6">
            <text:p>0,85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03">
            <text:p>0,80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7">
            <text:p>0,65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6">
            <text:p>0,79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687">
            <text:p>0,68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7">
            <text:p>0,71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39">
            <text:p>0,73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2">
            <text:p>0,88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12">
            <text:p>0,81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68">
            <text:p>0,76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3">
            <text:p>0,8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5">
            <text:p>35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09">
            <text:p>0,809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81">
            <text:p>0,68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3">
            <text:p>0,80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float" office:value="35">
            <text:p>35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66">
            <text:p>0,86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78">
            <text:p>0,77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8">
            <text:p>0,71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5">
            <text:p>0,695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11">
            <text:p>0,71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1">
            <text:p>0,84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9">
            <text:p>0,79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09">
            <text:p>0,70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6">
            <text:p>0,80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2">
            <text:p>0,84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699">
            <text:p>0,69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4">
            <text:p>0,85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67">
            <text:p>0,76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9">
            <text:p>0,88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687">
            <text:p>0,68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6">
            <text:p>0,71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1.021">
            <text:p>1,02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6">
            <text:p>0,85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86">
            <text:p>0,78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2">
            <text:p>0,71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1">
            <text:p>0,80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6">
            <text:p>0,79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18">
            <text:p>0,818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31">
            <text:p>0,73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8">
            <text:p>0,71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2">
            <text:p>0,88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72">
            <text:p>0,77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83">
            <text:p>0,68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64">
            <text:p>0,66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5">
            <text:p>35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51">
            <text:p>0,85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86">
            <text:p>0,786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2">
            <text:p>0,69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89">
            <text:p>0,78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78">
            <text:p>0,77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3">
            <text:p>0,713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6">
            <text:p>0,8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8">
            <text:p>0,7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6">
            <text:p>0,7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66">
            <text:p>0,86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25">
            <text:p>0,72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1">
            <text:p>0,75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6">
            <text:p>0,696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11">
            <text:p>0,711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38">
            <text:p>0,83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05">
            <text:p>0,80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43">
            <text:p>0,74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17">
            <text:p>0,71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19">
            <text:p>0,71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15">
            <text:p>0,81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9">
            <text:p>0,69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55">
            <text:p>0,85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5">
            <text:p>0,79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87">
            <text:p>0,687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675">
            <text:p>0,67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5">
            <text:p>0,69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1">
            <text:p>0,751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99">
            <text:p>0,89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2">
            <text:p>0,7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6">
            <text:p>0,75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69">
            <text:p>0,76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6">
            <text:p>0,85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2">
            <text:p>0,84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9">
            <text:p>0,88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45">
            <text:p>0,74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57">
            <text:p>0,65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9">
            <text:p>0,88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2">
            <text:p>0,702</text:p>
          </table:table-cell>
          <table:table-cell/>
          <table:table-cell office:value-type="float" office:value="35">
            <text:p>35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8">
            <text:p>0,7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61">
            <text:p>0,76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6">
            <text:p>0,85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39">
            <text:p>0,73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56">
            <text:p>0,75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6">
            <text:p>0,79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3">
            <text:p>0,713</text:p>
          </table:table-cell>
          <table:table-cell/>
          <table:table-cell office:value-type="float" office:value="35">
            <text:p>35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3">
            <text:p>0,8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9">
            <text:p>0,88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82">
            <text:p>0,88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6">
            <text:p>0,7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03">
            <text:p>0,80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2">
            <text:p>0,702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627">
            <text:p>0,627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68">
            <text:p>0,76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52">
            <text:p>0,65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2">
            <text:p>0,69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39">
            <text:p>0,73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99">
            <text:p>0,79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3">
            <text:p>0,713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6">
            <text:p>0,846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06">
            <text:p>0,80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6">
            <text:p>0,7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66">
            <text:p>0,86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3">
            <text:p>0,793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67">
            <text:p>0,76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27">
            <text:p>0,62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11">
            <text:p>0,71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85">
            <text:p>0,685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021">
            <text:p>1,02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39">
            <text:p>0,73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09">
            <text:p>0,70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9">
            <text:p>0,859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01">
            <text:p>0,80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6">
            <text:p>0,84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9">
            <text:p>0,69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3">
            <text:p>0,843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68">
            <text:p>0,768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93">
            <text:p>0,79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87">
            <text:p>0,68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64">
            <text:p>0,86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85">
            <text:p>0,68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86">
            <text:p>0,686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95">
            <text:p>0,695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797">
            <text:p>0,797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59">
            <text:p>0,859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18">
            <text:p>0,818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0.97">
            <text:p>0,97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.802">
            <text:p>0,80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843">
            <text:p>0,84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672">
            <text:p>0,67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.774">
            <text:p>0,774</text:p>
          </table:table-cell>
          <table:table-cell/>
          <table:table-cell office:value-type="float" office:value="34">
            <text:p>34</text:p>
          </table:table-cell>
          <table:table-cell table:number-columns-repeated="23"/>
        </table:table-row>
      </table:table>
      <table:table table:name="udp-1470-upload" table:style-name="ta1" table:print="false">
        <table:table-column table:style-name="co1" table:number-columns-repeated="43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style-name="ce1" table:number-columns-repeated="3"/>
          <table:table-cell/>
          <table:table-cell table:style-name="ce1" table:number-columns-spanned="9" table:number-rows-spanned="1"/>
          <table:covered-table-cell table:number-columns-repeated="8" table:style-name="ce1"/>
          <table:table-cell/>
          <table:table-cell table:style-name="ce1" table:number-columns-spanned="9" table:number-rows-spanned="1"/>
          <table:covered-table-cell table:number-columns-repeated="8" table:style-name="ce1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 table:number-columns-repeated="3"/>
          <table:table-cell/>
          <table:table-cell table:style-name="ce1" table:number-columns-repeated="9"/>
          <table:table-cell/>
          <table:table-cell table:style-name="ce1" table:number-columns-repeated="9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2.89">
            <text:p>2,89</text:p>
          </table:table-cell>
          <table:table-cell table:formula="of:=MEDIAN([.H6:.H65];[.L6:.L65];[.P6:.P65];[.T6:.T65])" office:value-type="float" office:value="0">
            <text:p>0</text:p>
          </table:table-cell>
          <table:table-cell table:number-columns-repeated="2"/>
          <table:table-cell table:formula="of:=MEDIAN([.F6:.F65])" office:value-type="float" office:value="2.998">
            <text:p>2,998</text:p>
          </table:table-cell>
          <table:table-cell/>
          <table:table-cell table:formula="of:=MEDIAN([.H6:.H65])" office:value-type="float" office:value="0">
            <text:p>0</text:p>
          </table:table-cell>
          <table:table-cell table:style-name="ce6"/>
          <table:table-cell table:formula="of:=MEDIAN([.J6:.J65])" office:value-type="float" office:value="2.781">
            <text:p>2,781</text:p>
          </table:table-cell>
          <table:table-cell/>
          <table:table-cell table:formula="of:=MEDIAN([.L6:.L65])" office:value-type="float" office:value="0">
            <text:p>0</text:p>
          </table:table-cell>
          <table:table-cell table:style-name="ce1"/>
          <table:table-cell table:formula="of:=MEDIAN([.N6:.N65])" office:value-type="float" office:value="2.854">
            <text:p>2,854</text:p>
          </table:table-cell>
          <table:table-cell/>
          <table:table-cell table:formula="of:=MEDIAN([.P6:.P65])" office:value-type="float" office:value="0">
            <text:p>0</text:p>
          </table:table-cell>
          <table:table-cell/>
          <table:table-cell table:formula="of:=MEDIAN([.R6:.R65])" office:value-type="float" office:value="2.9095">
            <text:p>2,9095</text:p>
          </table:table-cell>
          <table:table-cell/>
          <table:table-cell table:formula="of:=MEDIAN([.T6:.T65])" office:value-type="float" office:value="0">
            <text:p>0</text:p>
          </table:table-cell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2.95414166666667">
            <text:p>2,95414166666667</text:p>
          </table:table-cell>
          <table:table-cell table:formula="of:=AVERAGE([.H6:.H65];[.L6:.L65];[.P6:.P65];[.T6:.T65])" office:value-type="float" office:value="0">
            <text:p>0</text:p>
          </table:table-cell>
          <table:table-cell table:number-columns-repeated="2"/>
          <table:table-cell table:formula="of:=AVERAGE([.F6:.F65])" office:value-type="float" office:value="3.06158333333333">
            <text:p>3,06158333333333</text:p>
          </table:table-cell>
          <table:table-cell/>
          <table:table-cell table:formula="of:=AVERAGE([.H6:.H65])" office:value-type="float" office:value="0">
            <text:p>0</text:p>
          </table:table-cell>
          <table:table-cell/>
          <table:table-cell table:formula="of:=AVERAGE([.J6:.J65])" office:value-type="float" office:value="2.96386666666667">
            <text:p>2,9638666667</text:p>
          </table:table-cell>
          <table:table-cell/>
          <table:table-cell table:formula="of:=AVERAGE([.L6:.L65])" office:value-type="float" office:value="0">
            <text:p>0</text:p>
          </table:table-cell>
          <table:table-cell/>
          <table:table-cell table:formula="of:=AVERAGE([.N6:.N65])" office:value-type="float" office:value="2.86135">
            <text:p>2,86135</text:p>
          </table:table-cell>
          <table:table-cell/>
          <table:table-cell table:formula="of:=AVERAGE([.P6:.P65])" office:value-type="float" office:value="0">
            <text:p>0</text:p>
          </table:table-cell>
          <table:table-cell/>
          <table:table-cell table:formula="of:=AVERAGE([.R6:.R65])" office:value-type="float" office:value="2.92976666666667">
            <text:p>2,9297666667</text:p>
          </table:table-cell>
          <table:table-cell/>
          <table:table-cell table:formula="of:=AVERAGE([.T6:.T65])" office:value-type="float" office:value="0">
            <text:p>0</text:p>
          </table:table-cell>
          <table:table-cell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1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table:style-name="ce6" office:value-type="float" office:value="2.74">
            <text:p>2,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12">
            <text:p>1,512</text:p>
          </table:table-cell>
          <table:table-cell/>
          <table:table-cell table:style-name="ce1" office:value-type="float" office:value="0">
            <text:p>0</text:p>
          </table:table-cell>
          <table:table-cell/>
          <table:table-cell office:value-type="float" office:value="2.82">
            <text:p>2,82</text:p>
          </table:table-cell>
          <table:table-cell/>
          <table:table-cell table:style-name="ce1" office:value-type="float" office:value="0">
            <text:p>0</text:p>
          </table:table-cell>
          <table:table-cell/>
          <table:table-cell office:value-type="float" office:value="4.795">
            <text:p>4,795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3"/>
          <table:table-cell table:style-name="ce1"/>
          <table:table-cell table:number-columns-repeated="5"/>
          <table:table-cell table:style-name="ce6"/>
          <table:table-cell table:number-columns-repeated="11"/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1.799">
            <text:p>1,7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51">
            <text:p>1,5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374">
            <text:p>1,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98">
            <text:p>2,998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style-name="ce1"/>
          <table:table-cell table:number-columns-repeated="4"/>
          <table:table-cell table:style-name="ce6"/>
          <table:table-cell table:number-columns-repeated="5"/>
          <table:table-cell table:style-name="ce1"/>
          <table:table-cell table:number-columns-repeated="6"/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3.216">
            <text:p>3,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284">
            <text:p>1,28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702">
            <text:p>3,7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19">
            <text:p>2,119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04">
            <text:p>2,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82">
            <text:p>2,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95">
            <text:p>2,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734">
            <text:p>3,734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"/>
          <table:table-cell office:value-type="float" office:value="4.977">
            <text:p>4,977</text:p>
          </table:table-cell>
          <table:table-cell/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.374">
            <text:p>1,374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.957">
            <text:p>1,957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office:value-type="float" office:value="3.51">
            <text:p>3,51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7"/>
        </table:table-row>
        <table:table-row table:style-name="ro1">
          <table:table-cell table:number-columns-repeated="5"/>
          <table:table-cell office:value-type="float" office:value="2.478">
            <text:p>2,4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702">
            <text:p>3,7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812">
            <text:p>3,8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92">
            <text:p>2,992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4.395">
            <text:p>4,3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95">
            <text:p>2,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354">
            <text:p>2,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42">
            <text:p>1,542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.129">
            <text:p>5,1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957">
            <text:p>1,9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85">
            <text:p>2,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109">
            <text:p>3,109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824">
            <text:p>1,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812">
            <text:p>3,8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07">
            <text:p>3,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99">
            <text:p>2,699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217">
            <text:p>3,2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354">
            <text:p>2,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26">
            <text:p>3,9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728">
            <text:p>2,72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303">
            <text:p>2,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85">
            <text:p>2,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695">
            <text:p>1,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11">
            <text:p>2,111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43">
            <text:p>2,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07">
            <text:p>3,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68">
            <text:p>2,2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075">
            <text:p>2,075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785">
            <text:p>1,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796">
            <text:p>1,7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6">
            <text:p>3,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11">
            <text:p>3,311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.14">
            <text:p>5,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66">
            <text:p>3,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107">
            <text:p>3,1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851">
            <text:p>4,851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135">
            <text:p>3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.192">
            <text:p>7,1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665">
            <text:p>3,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874">
            <text:p>1,874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402">
            <text:p>3,4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528">
            <text:p>3,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37">
            <text:p>3,9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906">
            <text:p>1,90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4.795">
            <text:p>4,7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874">
            <text:p>1,8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742">
            <text:p>1,7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.904">
            <text:p>5,904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998">
            <text:p>2,9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906">
            <text:p>1,90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895">
            <text:p>1,8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331">
            <text:p>4,331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119">
            <text:p>2,1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.904">
            <text:p>5,9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89">
            <text:p>2,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47">
            <text:p>3,347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734">
            <text:p>3,7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331">
            <text:p>4,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66">
            <text:p>2,2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92">
            <text:p>1,592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51">
            <text:p>3,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47">
            <text:p>3,3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78">
            <text:p>3,9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725">
            <text:p>1,725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992">
            <text:p>2,9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92">
            <text:p>1,5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92">
            <text:p>2,6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29">
            <text:p>2,929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542">
            <text:p>1,5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725">
            <text:p>1,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896">
            <text:p>1,8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613">
            <text:p>1,613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109">
            <text:p>3,1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29">
            <text:p>2,2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57">
            <text:p>2,9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005">
            <text:p>4,005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table:style-name="ce6"/>
          <table:table-cell table:number-columns-repeated="18"/>
        </table:table-row>
        <table:table-row table:style-name="ro1">
          <table:table-cell table:number-columns-repeated="5"/>
          <table:table-cell office:value-type="float" office:value="2.699">
            <text:p>2,6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613">
            <text:p>1,6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.14">
            <text:p>5,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977">
            <text:p>1,977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4.728">
            <text:p>4,7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005">
            <text:p>4,0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135">
            <text:p>3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.578">
            <text:p>5,57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111">
            <text:p>2,1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977">
            <text:p>1,9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402">
            <text:p>3,4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26">
            <text:p>3,92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075">
            <text:p>2,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.578">
            <text:p>5,5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795">
            <text:p>4,7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695">
            <text:p>1,695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311">
            <text:p>3,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26">
            <text:p>3,9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98">
            <text:p>2,9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68">
            <text:p>2,26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4.851">
            <text:p>4,8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695">
            <text:p>1,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19">
            <text:p>2,1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36">
            <text:p>2,3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442">
            <text:p>3,4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268">
            <text:p>3,2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734">
            <text:p>2,7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107">
            <text:p>3,107</text:p>
          </table:table-cell>
          <table:table-cell/>
          <table:table-cell office:value-type="float" office:value="0">
            <text:p>0</text:p>
          </table:table-cell>
          <table:table-cell table:number-columns-repeated="12"/>
          <table:table-cell table:style-name="ce6"/>
          <table:table-cell table:number-columns-repeated="10"/>
        </table:table-row>
        <table:table-row table:style-name="ro1">
          <table:table-cell table:number-columns-repeated="5"/>
          <table:table-cell office:value-type="float" office:value="3.663">
            <text:p>3,6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6">
            <text:p>3,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51">
            <text:p>3,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665">
            <text:p>3,665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076">
            <text:p>2,0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107">
            <text:p>3,1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92">
            <text:p>2,9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37">
            <text:p>3,937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938">
            <text:p>2,9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665">
            <text:p>3,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42">
            <text:p>1,5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896">
            <text:p>1,89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251">
            <text:p>3,2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37">
            <text:p>3,9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109">
            <text:p>3,1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57">
            <text:p>2,957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663">
            <text:p>3,6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742">
            <text:p>1,7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99">
            <text:p>2,6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39">
            <text:p>2,239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4.825">
            <text:p>4,8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895">
            <text:p>1,8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728">
            <text:p>4,7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26">
            <text:p>2,62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302">
            <text:p>3,3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742">
            <text:p>2,7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11">
            <text:p>2,1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048">
            <text:p>4,04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43">
            <text:p>2,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66">
            <text:p>2,2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075">
            <text:p>2,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4">
            <text:p>1,54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007">
            <text:p>3,0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978">
            <text:p>3,9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39">
            <text:p>2,2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212">
            <text:p>3,212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97">
            <text:p>3,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.692">
            <text:p>6,6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26">
            <text:p>2,6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018">
            <text:p>3,01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901">
            <text:p>1,9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896">
            <text:p>1,8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048">
            <text:p>4,0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403">
            <text:p>4,403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.601">
            <text:p>5,6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57">
            <text:p>2,9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4">
            <text:p>1,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34">
            <text:p>2,134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4.664">
            <text:p>4,6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39">
            <text:p>2,2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212">
            <text:p>3,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54">
            <text:p>3,354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831">
            <text:p>1,8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626">
            <text:p>2,6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018">
            <text:p>3,0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89">
            <text:p>2,89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608">
            <text:p>1,6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048">
            <text:p>4,0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403">
            <text:p>4,4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798">
            <text:p>2,79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998">
            <text:p>2,9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4">
            <text:p>1,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34">
            <text:p>2,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476">
            <text:p>2,47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798">
            <text:p>3,7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212">
            <text:p>3,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54">
            <text:p>3,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26">
            <text:p>1,52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476">
            <text:p>2,4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018">
            <text:p>3,0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317">
            <text:p>2,3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793">
            <text:p>1,793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526">
            <text:p>1,5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403">
            <text:p>4,4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832">
            <text:p>2,8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32">
            <text:p>2,132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793">
            <text:p>1,7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134">
            <text:p>2,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119">
            <text:p>4,1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946">
            <text:p>1,946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132">
            <text:p>3,1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54">
            <text:p>3,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625">
            <text:p>1,6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327">
            <text:p>3,327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.946">
            <text:p>1,9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317">
            <text:p>2,3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876">
            <text:p>2,8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53">
            <text:p>2,253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327">
            <text:p>3,3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832">
            <text:p>4,8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98">
            <text:p>2,9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201">
            <text:p>2,201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253">
            <text:p>2,2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119">
            <text:p>4,1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798">
            <text:p>3,7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378">
            <text:p>2,37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201">
            <text:p>2,2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625">
            <text:p>1,6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476">
            <text:p>2,4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649">
            <text:p>3,649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378">
            <text:p>2,3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876">
            <text:p>2,8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526">
            <text:p>1,5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938">
            <text:p>2,938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3.649">
            <text:p>3,6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282">
            <text:p>1,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793">
            <text:p>1,7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251">
            <text:p>3,251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862">
            <text:p>2,8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618">
            <text:p>3,6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132">
            <text:p>3,1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.663">
            <text:p>3,663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.6">
            <text:p>2,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.553">
            <text:p>2,5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946">
            <text:p>1,9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.825">
            <text:p>4,825</text:p>
          </table:table-cell>
          <table:table-cell/>
          <table:table-cell office:value-type="float" office:value="0">
            <text:p>0</text:p>
          </table:table-cell>
          <table:table-cell table:number-columns-repeated="23"/>
        </table:table-row>
      </table:table>
      <table:table table:name="udp-64-download" table:style-name="ta1" table:print="false">
        <table:table-column table:style-name="co1" table:number-columns-repeated="20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.1">
            <text:p>0,1</text:p>
          </table:table-cell>
          <table:table-cell table:formula="of:=MEDIAN([.H6:.H65];[.L6:.L65];[.P6:.P65];[.T6:.T65])" office:value-type="float" office:value="38">
            <text:p>38</text:p>
          </table:table-cell>
          <table:table-cell table:number-columns-repeated="2"/>
          <table:table-cell table:formula="of:=MEDIAN([.F6:.F65])" office:value-type="float" office:value="0.095">
            <text:p>0,095</text:p>
          </table:table-cell>
          <table:table-cell/>
          <table:table-cell table:formula="of:=MEDIAN([.H6:.H65])" office:value-type="float" office:value="38">
            <text:p>38</text:p>
          </table:table-cell>
          <table:table-cell table:style-name="ce6"/>
          <table:table-cell table:formula="of:=MEDIAN([.J6:.J65])" office:value-type="float" office:value="0.101">
            <text:p>0,101</text:p>
          </table:table-cell>
          <table:table-cell/>
          <table:table-cell table:formula="of:=MEDIAN([.L6:.L65])" office:value-type="float" office:value="38">
            <text:p>38</text:p>
          </table:table-cell>
          <table:table-cell table:style-name="ce1"/>
          <table:table-cell table:formula="of:=MEDIAN([.N6:.N65])" office:value-type="float" office:value="0.103">
            <text:p>0,103</text:p>
          </table:table-cell>
          <table:table-cell/>
          <table:table-cell table:formula="of:=MEDIAN([.P6:.P65])" office:value-type="float" office:value="38">
            <text:p>38</text:p>
          </table:table-cell>
          <table:table-cell/>
          <table:table-cell table:formula="of:=MEDIAN([.R6:.R65])" office:value-type="float" office:value="0.0995">
            <text:p>0,0995</text:p>
          </table:table-cell>
          <table:table-cell/>
          <table:table-cell table:formula="of:=MEDIAN([.T6:.T65])" office:value-type="float" office:value="38">
            <text:p>38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.1030625">
            <text:p>0,1030625</text:p>
          </table:table-cell>
          <table:table-cell table:formula="of:=AVERAGE([.H6:.H65];[.L6:.L65];[.P6:.P65];[.T6:.T65])" office:value-type="float" office:value="38">
            <text:p>38</text:p>
          </table:table-cell>
          <table:table-cell table:number-columns-repeated="2"/>
          <table:table-cell table:formula="of:=AVERAGE([.F6:.F65])" office:value-type="float" office:value="0.0967166666666667">
            <text:p>0,0967166667</text:p>
          </table:table-cell>
          <table:table-cell/>
          <table:table-cell table:formula="of:=AVERAGE([.H6:.H65])" office:value-type="float" office:value="37.8833333333333">
            <text:p>37,8833333333</text:p>
          </table:table-cell>
          <table:table-cell/>
          <table:table-cell table:formula="of:=AVERAGE([.J6:.J65])" office:value-type="float" office:value="0.104383333333333">
            <text:p>0,1043833333</text:p>
          </table:table-cell>
          <table:table-cell/>
          <table:table-cell table:formula="of:=AVERAGE([.L6:.L65])" office:value-type="float" office:value="38.1166666666667">
            <text:p>38,1166666667</text:p>
          </table:table-cell>
          <table:table-cell/>
          <table:table-cell table:formula="of:=AVERAGE([.N6:.N65])" office:value-type="float" office:value="0.105983333333333">
            <text:p>0,1059833333</text:p>
          </table:table-cell>
          <table:table-cell/>
          <table:table-cell table:formula="of:=AVERAGE([.P6:.P65])" office:value-type="float" office:value="38.1166666666667">
            <text:p>38,1166666667</text:p>
          </table:table-cell>
          <table:table-cell/>
          <table:table-cell table:formula="of:=AVERAGE([.R6:.R65])" office:value-type="float" office:value="0.105166666666667">
            <text:p>0,1051666667</text:p>
          </table:table-cell>
          <table:table-cell/>
          <table:table-cell table:formula="of:=AVERAGE([.T6:.T65])" office:value-type="float" office:value="37.8833333333333">
            <text:p>37,883333333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float" office:value="0.073">
            <text:p>0,073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0.083">
            <text:p>0,083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table:number-columns-repeated="5"/>
          <table:table-cell office:value-type="float" office:value="0.097">
            <text:p>0,09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5">
            <text:p>0,08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5">
            <text:p>0,09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53">
            <text:p>0,15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8">
            <text:p>0,09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53">
            <text:p>0,15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3">
            <text:p>0,08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5">
            <text:p>0,09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5">
            <text:p>0,09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2">
            <text:p>0,092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5">
            <text:p>0,09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1">
            <text:p>0,08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1">
            <text:p>0,08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5">
            <text:p>0,09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3">
            <text:p>0,08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4">
            <text:p>0,08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1">
            <text:p>0,08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8">
            <text:p>0,09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1">
            <text:p>0,11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6">
            <text:p>0,08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1">
            <text:p>0,101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4">
            <text:p>0,08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9">
            <text:p>0,10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3">
            <text:p>0,11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5">
            <text:p>0,08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39">
            <text:p>0,13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8">
            <text:p>0,09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79">
            <text:p>0,07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112">
            <text:p>0,112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8">
            <text:p>0,09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4">
            <text:p>0,08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11">
            <text:p>0,11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303">
            <text:p>0,30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4">
            <text:p>0,08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6">
            <text:p>0,11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1">
            <text:p>0,08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2">
            <text:p>0,09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7">
            <text:p>0,09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9">
            <text:p>0,08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9">
            <text:p>0,09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9">
            <text:p>0,119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1">
            <text:p>0,08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1">
            <text:p>0,11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1">
            <text:p>0,11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4">
            <text:p>0,08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4">
            <text:p>0,08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3">
            <text:p>0,08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6">
            <text:p>0,116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5">
            <text:p>0,08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2">
            <text:p>0,092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3">
            <text:p>0,08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2">
            <text:p>0,11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9">
            <text:p>0,09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2">
            <text:p>0,11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">
            <text:p>0,0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303">
            <text:p>0,30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3">
            <text:p>0,08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16">
            <text:p>0,11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68">
            <text:p>0,068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2">
            <text:p>0,09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68">
            <text:p>0,068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6">
            <text:p>0,08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7">
            <text:p>0,08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7">
            <text:p>0,08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9">
            <text:p>0,08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1">
            <text:p>0,11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2">
            <text:p>0,09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9">
            <text:p>0,08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4">
            <text:p>0,08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303">
            <text:p>0,30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29">
            <text:p>0,12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13">
            <text:p>0,11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2">
            <text:p>0,112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21">
            <text:p>0,12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68">
            <text:p>0,06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0.068">
            <text:p>0,068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3">
            <text:p>0,08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9">
            <text:p>0,089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089">
            <text:p>0,089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1">
            <text:p>0,10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4">
            <text:p>0,1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68">
            <text:p>0,06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6">
            <text:p>0,10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7">
            <text:p>0,08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1">
            <text:p>0,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1">
            <text:p>0,08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2">
            <text:p>0,112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9">
            <text:p>0,08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13">
            <text:p>0,11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89">
            <text:p>0,089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87">
            <text:p>0,08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091">
            <text:p>0,09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303">
            <text:p>0,30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number-columns-repeated="5"/>
          <table:table-cell office:value-type="float" office:value="0.096">
            <text:p>0,09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38">
            <text:p>38</text:p>
          </table:table-cell>
        </table:table-row>
      </table:table>
      <table:table table:name="udp-1470-download" table:style-name="ta1" table:print="false">
        <table:table-column table:style-name="co1" table:number-columns-repeated="20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.14">
            <text:p>0,14</text:p>
          </table:table-cell>
          <table:table-cell table:formula="of:=MEDIAN([.H6:.H65];[.L6:.L65];[.P6:.P65];[.T6:.T65])" office:value-type="float" office:value="0">
            <text:p>0</text:p>
          </table:table-cell>
          <table:table-cell table:number-columns-repeated="2"/>
          <table:table-cell table:formula="of:=MEDIAN([.F6:.F65])" office:value-type="float" office:value="0.1385">
            <text:p>0,1385</text:p>
          </table:table-cell>
          <table:table-cell/>
          <table:table-cell table:formula="of:=MEDIAN([.H6:.H65])" office:value-type="float" office:value="0">
            <text:p>0</text:p>
          </table:table-cell>
          <table:table-cell table:style-name="ce6"/>
          <table:table-cell table:formula="of:=MEDIAN([.J6:.J65])" office:value-type="float" office:value="0.141">
            <text:p>0,141</text:p>
          </table:table-cell>
          <table:table-cell/>
          <table:table-cell table:formula="of:=MEDIAN([.L6:.L65])" office:value-type="float" office:value="0">
            <text:p>0</text:p>
          </table:table-cell>
          <table:table-cell table:style-name="ce1"/>
          <table:table-cell table:formula="of:=MEDIAN([.N6:.N65])" office:value-type="float" office:value="0.1355">
            <text:p>0,1355</text:p>
          </table:table-cell>
          <table:table-cell/>
          <table:table-cell table:formula="of:=MEDIAN([.P6:.P65])" office:value-type="float" office:value="0">
            <text:p>0</text:p>
          </table:table-cell>
          <table:table-cell/>
          <table:table-cell table:formula="of:=MEDIAN([.R6:.R65])" office:value-type="float" office:value="0.141">
            <text:p>0,141</text:p>
          </table:table-cell>
          <table:table-cell/>
          <table:table-cell table:formula="of:=MEDIAN([.T6:.T65])" office:value-type="float" office:value="0">
            <text:p>0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.152083333333333">
            <text:p>0,1520833333</text:p>
          </table:table-cell>
          <table:table-cell table:formula="of:=AVERAGE([.H6:.H65];[.L6:.L65];[.P6:.P65];[.T6:.T65])" office:value-type="float" office:value="0">
            <text:p>0</text:p>
          </table:table-cell>
          <table:table-cell table:number-columns-repeated="2"/>
          <table:table-cell table:formula="of:=AVERAGE([.F6:.F65])" office:value-type="float" office:value="0.143766666666667">
            <text:p>0,1437666667</text:p>
          </table:table-cell>
          <table:table-cell/>
          <table:table-cell table:formula="of:=AVERAGE([.H6:.H65])" office:value-type="float" office:value="0">
            <text:p>0</text:p>
          </table:table-cell>
          <table:table-cell/>
          <table:table-cell table:formula="of:=AVERAGE([.J6:.J65])" office:value-type="float" office:value="0.141666666666667">
            <text:p>0,1416666667</text:p>
          </table:table-cell>
          <table:table-cell/>
          <table:table-cell table:formula="of:=AVERAGE([.L6:.L65])" office:value-type="float" office:value="0">
            <text:p>0</text:p>
          </table:table-cell>
          <table:table-cell/>
          <table:table-cell table:formula="of:=AVERAGE([.N6:.N65])" office:value-type="float" office:value="0.140166666666667">
            <text:p>0,1401666667</text:p>
          </table:table-cell>
          <table:table-cell/>
          <table:table-cell table:formula="of:=AVERAGE([.P6:.P65])" office:value-type="float" office:value="0">
            <text:p>0</text:p>
          </table:table-cell>
          <table:table-cell/>
          <table:table-cell table:formula="of:=AVERAGE([.R6:.R65])" office:value-type="float" office:value="0.182733333333333">
            <text:p>0,1827333333</text:p>
          </table:table-cell>
          <table:table-cell/>
          <table:table-cell table:formula="of:=AVERAGE([.T6:.T65])" office:value-type="float" office:value="0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float" office:value="0.137">
            <text:p>0,1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7">
            <text:p>0,1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1">
            <text:p>0,1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">
            <text:p>0,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3">
            <text:p>0,16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66">
            <text:p>0,1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6">
            <text:p>0,1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2">
            <text:p>0,1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2">
            <text:p>0,1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2">
            <text:p>0,1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5">
            <text:p>0,1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231">
            <text:p>0,2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31">
            <text:p>0,2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8">
            <text:p>0,1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83">
            <text:p>0,18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18">
            <text:p>0,1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7">
            <text:p>0,16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02">
            <text:p>0,1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3">
            <text:p>0,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63">
            <text:p>0,1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3">
            <text:p>0,1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">
            <text:p>0,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5">
            <text:p>0,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1">
            <text:p>0,14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83">
            <text:p>0,1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83">
            <text:p>0,1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3">
            <text:p>0,1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67">
            <text:p>0,1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7">
            <text:p>0,1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17">
            <text:p>0,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14">
            <text:p>0,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7">
            <text:p>0,1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243">
            <text:p>0,2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83">
            <text:p>0,1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2">
            <text:p>0,17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8">
            <text:p>0,1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4">
            <text:p>0,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7">
            <text:p>0,1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5">
            <text:p>0,15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75">
            <text:p>0,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9">
            <text:p>0,1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53">
            <text:p>0,1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5">
            <text:p>0,1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6">
            <text:p>0,1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8">
            <text:p>0,14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69">
            <text:p>0,1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9">
            <text:p>0,1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7">
            <text:p>0,1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5">
            <text:p>0,1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">
            <text:p>0,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4">
            <text:p>0,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.36">
            <text:p>1,3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03">
            <text:p>0,1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3">
            <text:p>0,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7">
            <text:p>0,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5">
            <text:p>0,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8">
            <text:p>0,1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3">
            <text:p>0,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72">
            <text:p>0,1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9">
            <text:p>0,1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55">
            <text:p>0,1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4">
            <text:p>0,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15">
            <text:p>0,1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56">
            <text:p>0,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9">
            <text:p>0,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3">
            <text:p>0,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6">
            <text:p>0,1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3">
            <text:p>0,13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7">
            <text:p>0,1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1">
            <text:p>0,1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6">
            <text:p>0,1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">
            <text:p>0,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3">
            <text:p>0,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95">
            <text:p>0,1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14">
            <text:p>0,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3">
            <text:p>0,1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79">
            <text:p>0,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3">
            <text:p>0,1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5">
            <text:p>0,1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9">
            <text:p>0,17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66">
            <text:p>0,1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1">
            <text:p>0,1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95">
            <text:p>0,1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1">
            <text:p>0,1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1">
            <text:p>0,1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6">
            <text:p>0,16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4">
            <text:p>0,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8">
            <text:p>0,1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9">
            <text:p>0,2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3">
            <text:p>0,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5">
            <text:p>0,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5">
            <text:p>0,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4">
            <text:p>0,13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63">
            <text:p>0,1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1">
            <text:p>0,14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73">
            <text:p>0,1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1">
            <text:p>0,1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9">
            <text:p>0,1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17">
            <text:p>0,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3">
            <text:p>0,1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8">
            <text:p>0,1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1">
            <text:p>0,14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51">
            <text:p>0,1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4">
            <text:p>0,1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5">
            <text:p>0,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9">
            <text:p>0,13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75">
            <text:p>0,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4">
            <text:p>0,14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5">
            <text:p>0,1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1">
            <text:p>0,1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07">
            <text:p>0,1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5">
            <text:p>0,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7">
            <text:p>0,1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126">
            <text:p>0,1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3">
            <text:p>0,1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7">
            <text:p>0,147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bandwith-upload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</table:table-row>
        <table:table-row table:style-name="ro1">
          <table:table-cell table:style-name="ce4"/>
          <table:table-cell table:style-name="ce1"/>
          <table:table-cell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</table:table-row>
        <table:table-row table:style-name="ro1">
          <table:table-cell office:value-type="string">
            <text:p>Medián</text:p>
          </table:table-cell>
          <table:table-cell table:formula="of:=MEDIAN([.D6:.D65]; [.F6:.F65]; [.H6:.H65];[.J6:.J65])" office:value-type="float" office:value="1049">
            <text:p>1049</text:p>
          </table:table-cell>
          <table:table-cell/>
          <table:table-cell table:formula="of:=MEDIAN([.D6:.D65])" office:value-type="float" office:value="1049">
            <text:p>1049</text:p>
          </table:table-cell>
          <table:table-cell/>
          <table:table-cell table:formula="of:=MEDIAN([.F6:.F65])" office:value-type="float" office:value="1049">
            <text:p>1049</text:p>
          </table:table-cell>
          <table:table-cell/>
          <table:table-cell table:formula="of:=MEDIAN([.H6:.H65])" office:value-type="float" office:value="1049">
            <text:p>1049</text:p>
          </table:table-cell>
          <table:table-cell/>
          <table:table-cell table:formula="of:=MEDIAN([.J6:.J65])" office:value-type="float" office:value="1049">
            <text:p>104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float" office:value="1389">
            <text:p>1389</text:p>
          </table:table-cell>
          <table:table-cell/>
          <table:table-cell office:value-type="float" office:value="1350">
            <text:p>1350</text:p>
          </table:table-cell>
          <table:table-cell/>
          <table:table-cell office:value-type="float" office:value="1375">
            <text:p>1375</text:p>
          </table:table-cell>
          <table:table-cell/>
          <table:table-cell office:value-type="float" office:value="1398">
            <text:p>13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053">
            <text:p>1053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245">
            <text:p>12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3">
            <text:p>1153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097">
            <text:p>1097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103">
            <text:p>1103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8">
            <text:p>1258</text:p>
          </table:table-cell>
          <table:table-cell/>
          <table:table-cell office:value-type="float" office:value="1236">
            <text:p>1236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258">
            <text:p>12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6">
            <text:p>826</text:p>
          </table:table-cell>
          <table:table-cell/>
          <table:table-cell office:value-type="float" office:value="965">
            <text:p>965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28">
            <text:p>11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8">
            <text:p>1258</text:p>
          </table:table-cell>
          <table:table-cell/>
          <table:table-cell office:value-type="float" office:value="1230">
            <text:p>1230</text:p>
          </table:table-cell>
          <table:table-cell/>
          <table:table-cell office:value-type="float" office:value="1126">
            <text:p>1126</text:p>
          </table:table-cell>
          <table:table-cell/>
          <table:table-cell office:value-type="float" office:value="1236">
            <text:p>12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936">
            <text:p>936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1">
            <text:p>931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987">
            <text:p>987</text:p>
          </table:table-cell>
          <table:table-cell/>
          <table:table-cell office:value-type="float" office:value="1125">
            <text:p>11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8">
            <text:p>1258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036">
            <text:p>10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03">
            <text:p>1003</text:p>
          </table:table-cell>
          <table:table-cell/>
          <table:table-cell office:value-type="float" office:value="1069">
            <text:p>106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258">
            <text:p>12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39">
            <text:p>1039</text:p>
          </table:table-cell>
          <table:table-cell/>
          <table:table-cell office:value-type="float" office:value="1136">
            <text:p>1136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965">
            <text:p>9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8">
            <text:p>1258</text:p>
          </table:table-cell>
          <table:table-cell/>
          <table:table-cell office:value-type="float" office:value="1256">
            <text:p>1256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230">
            <text:p>12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1">
            <text:p>931</text:p>
          </table:table-cell>
          <table:table-cell/>
          <table:table-cell office:value-type="float" office:value="968">
            <text:p>968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936">
            <text:p>9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3">
            <text:p>1153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53">
            <text:p>1153</text:p>
          </table:table-cell>
          <table:table-cell/>
          <table:table-cell office:value-type="float" office:value="1153">
            <text:p>11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0">
            <text:p>1140</text:p>
          </table:table-cell>
          <table:table-cell/>
          <table:table-cell office:value-type="float" office:value="1036">
            <text:p>1036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258">
            <text:p>1258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097">
            <text:p>1097</text:p>
          </table:table-cell>
          <table:table-cell/>
          <table:table-cell office:value-type="float" office:value="1036">
            <text:p>1036</text:p>
          </table:table-cell>
          <table:table-cell/>
          <table:table-cell office:value-type="float" office:value="1062">
            <text:p>10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103">
            <text:p>1103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0">
            <text:p>114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28">
            <text:p>1128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236">
            <text:p>1236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35">
            <text:p>10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3">
            <text:p>1153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125">
            <text:p>1125</text:p>
          </table:table-cell>
          <table:table-cell/>
          <table:table-cell office:value-type="float" office:value="1153">
            <text:p>11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40">
            <text:p>1040</text:p>
          </table:table-cell>
          <table:table-cell/>
          <table:table-cell office:value-type="float" office:value="1029">
            <text:p>1029</text:p>
          </table:table-cell>
          <table:table-cell/>
          <table:table-cell office:value-type="float" office:value="1035">
            <text:p>10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078">
            <text:p>1078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0">
            <text:p>114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89">
            <text:p>1089</text:p>
          </table:table-cell>
          <table:table-cell/>
          <table:table-cell office:value-type="float" office:value="1040">
            <text:p>10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7">
            <text:p>1167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36">
            <text:p>1036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35">
            <text:p>10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53">
            <text:p>11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0">
            <text:p>114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158">
            <text:p>1158</text:p>
          </table:table-cell>
          <table:table-cell/>
          <table:table-cell office:value-type="float" office:value="1035">
            <text:p>10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4">
            <text:p>944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987">
            <text:p>987</text:p>
          </table:table-cell>
          <table:table-cell/>
          <table:table-cell office:value-type="float" office:value="852">
            <text:p>8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3">
            <text:p>1153</text:p>
          </table:table-cell>
          <table:table-cell/>
          <table:table-cell office:value-type="float" office:value="1230">
            <text:p>1230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28">
            <text:p>1128</text:p>
          </table:table-cell>
          <table:table-cell/>
          <table:table-cell office:value-type="float" office:value="1189">
            <text:p>11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0">
            <text:p>114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123">
            <text:p>11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3">
            <text:p>1153</text:p>
          </table:table-cell>
          <table:table-cell/>
          <table:table-cell office:value-type="float" office:value="1160">
            <text:p>1160</text:p>
          </table:table-cell>
          <table:table-cell/>
          <table:table-cell office:value-type="float" office:value="1195">
            <text:p>1195</text:p>
          </table:table-cell>
          <table:table-cell/>
          <table:table-cell office:value-type="float" office:value="1153">
            <text:p>11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9">
            <text:p>839</text:p>
          </table:table-cell>
          <table:table-cell/>
          <table:table-cell office:value-type="float" office:value="890">
            <text:p>890</text:p>
          </table:table-cell>
          <table:table-cell/>
          <table:table-cell office:value-type="float" office:value="956">
            <text:p>956</text:p>
          </table:table-cell>
          <table:table-cell/>
          <table:table-cell office:value-type="float" office:value="839">
            <text:p>8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5">
            <text:p>1245</text:p>
          </table:table-cell>
          <table:table-cell/>
          <table:table-cell office:value-type="float" office:value="1203">
            <text:p>1203</text:p>
          </table:table-cell>
          <table:table-cell/>
          <table:table-cell office:value-type="float" office:value="1158">
            <text:p>1158</text:p>
          </table:table-cell>
          <table:table-cell/>
          <table:table-cell office:value-type="float" office:value="1245">
            <text:p>12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53">
            <text:p>11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0">
            <text:p>114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035">
            <text:p>10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189">
            <text:p>118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34">
            <text:p>1034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3">
            <text:p>1153</text:p>
          </table:table-cell>
          <table:table-cell/>
          <table:table-cell office:value-type="float" office:value="1129">
            <text:p>1129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39">
            <text:p>1039</text:p>
          </table:table-cell>
          <table:table-cell/>
          <table:table-cell office:value-type="float" office:value="1039">
            <text:p>103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2">
            <text:p>852</text:p>
          </table:table-cell>
          <table:table-cell/>
          <table:table-cell office:value-type="float" office:value="987">
            <text:p>987</text:p>
          </table:table-cell>
          <table:table-cell/>
          <table:table-cell office:value-type="float" office:value="897">
            <text:p>897</text:p>
          </table:table-cell>
          <table:table-cell/>
          <table:table-cell office:value-type="float" office:value="1035">
            <text:p>10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6">
            <text:p>1376</text:p>
          </table:table-cell>
          <table:table-cell/>
          <table:table-cell office:value-type="float" office:value="1239">
            <text:p>1239</text:p>
          </table:table-cell>
          <table:table-cell/>
          <table:table-cell office:value-type="float" office:value="1256">
            <text:p>1256</text:p>
          </table:table-cell>
          <table:table-cell/>
          <table:table-cell office:value-type="float" office:value="1167">
            <text:p>11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87">
            <text:p>987</text:p>
          </table:table-cell>
          <table:table-cell/>
          <table:table-cell office:value-type="float" office:value="1230">
            <text:p>12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4">
            <text:p>944</text:p>
          </table:table-cell>
          <table:table-cell/>
          <table:table-cell office:value-type="float" office:value="987">
            <text:p>987</text:p>
          </table:table-cell>
          <table:table-cell/>
          <table:table-cell office:value-type="float" office:value="1178">
            <text:p>1178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40">
            <text:p>104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7">
            <text:p>1167</text:p>
          </table:table-cell>
          <table:table-cell/>
          <table:table-cell office:value-type="float" office:value="1123">
            <text:p>1123</text:p>
          </table:table-cell>
          <table:table-cell/>
          <table:table-cell office:value-type="float" office:value="1078">
            <text:p>1078</text:p>
          </table:table-cell>
          <table:table-cell/>
          <table:table-cell office:value-type="float" office:value="1140">
            <text:p>1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89">
            <text:p>108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049">
            <text:p>1049</text:p>
          </table:table-cell>
          <table:table-cell/>
        </table:table-row>
        <table:table-row table:style-name="ro1">
          <table:table-cell table:number-columns-repeated="9"/>
          <table:table-cell office:value-type="float" office:value="1160">
            <text:p>1160</text:p>
          </table:table-cell>
          <table:table-cell/>
        </table:table-row>
      </table:table>
      <table:table table:name="bandwith-download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"/>
          <table:table-cell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3"/>
        </table:table-row>
        <table:table-row table:style-name="ro1">
          <table:table-cell office:value-type="string">
            <text:p>Medián</text:p>
          </table:table-cell>
          <table:table-cell table:formula="of:=MEDIAN([.D6:.D65]; [.F6:.F65]; [.H6:.H65];[.J6:.J65])" office:value-type="float" office:value="10512">
            <text:p>10512</text:p>
          </table:table-cell>
          <table:table-cell/>
          <table:table-cell table:formula="of:=MEDIAN([.D6:.D65])" office:value-type="float" office:value="10512">
            <text:p>10512</text:p>
          </table:table-cell>
          <table:table-cell/>
          <table:table-cell table:formula="of:=MEDIAN([.F6:.F65])" office:value-type="float" office:value="10512">
            <text:p>10512</text:p>
          </table:table-cell>
          <table:table-cell/>
          <table:table-cell table:formula="of:=MEDIAN([.H6:.H65])" office:value-type="float" office:value="10512">
            <text:p>10512</text:p>
          </table:table-cell>
          <table:table-cell/>
          <table:table-cell table:formula="of:=MEDIAN([.J6:.J65])" office:value-type="float" office:value="10512">
            <text:p>10512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float" office:value="10381">
            <text:p>10381</text:p>
          </table:table-cell>
          <table:table-cell/>
          <table:table-cell office:value-type="float" office:value="10381">
            <text:p>10381</text:p>
          </table:table-cell>
          <table:table-cell/>
          <table:table-cell office:value-type="float" office:value="10376">
            <text:p>10376</text:p>
          </table:table-cell>
          <table:table-cell/>
          <table:table-cell office:value-type="float" office:value="10359">
            <text:p>10359</text:p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11102">
            <text:p>11102</text:p>
          </table:table-cell>
          <table:table-cell/>
          <table:table-cell office:value-type="float" office:value="11154">
            <text:p>11154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351">
            <text:p>11351</text:p>
          </table:table-cell>
          <table:table-cell/>
          <table:table-cell office:value-type="float" office:value="11587">
            <text:p>11587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351">
            <text:p>11351</text:p>
          </table:table-cell>
          <table:table-cell/>
          <table:table-cell office:value-type="float" office:value="10211">
            <text:p>10211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456">
            <text:p>94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499">
            <text:p>104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499">
            <text:p>10499</text:p>
          </table:table-cell>
          <table:table-cell/>
          <table:table-cell office:value-type="float" office:value="9658">
            <text:p>96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38">
            <text:p>105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9359">
            <text:p>9359</text:p>
          </table:table-cell>
          <table:table-cell/>
          <table:table-cell office:value-type="float" office:value="9369">
            <text:p>9369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657">
            <text:p>96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9385">
            <text:p>938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459">
            <text:p>9459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658">
            <text:p>96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38">
            <text:p>10538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7">
            <text:p>105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9598">
            <text:p>9598</text:p>
          </table:table-cell>
          <table:table-cell/>
          <table:table-cell office:value-type="float" office:value="10369">
            <text:p>103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59">
            <text:p>9359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789">
            <text:p>97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59">
            <text:p>9359</text:p>
          </table:table-cell>
          <table:table-cell/>
          <table:table-cell office:value-type="float" office:value="10499">
            <text:p>10499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657">
            <text:p>9657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658">
            <text:p>96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9359">
            <text:p>9359</text:p>
          </table:table-cell>
          <table:table-cell/>
          <table:table-cell office:value-type="float" office:value="9256">
            <text:p>9256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456">
            <text:p>94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499">
            <text:p>10499</text:p>
          </table:table-cell>
          <table:table-cell/>
          <table:table-cell office:value-type="float" office:value="10538">
            <text:p>10538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9658">
            <text:p>9658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345">
            <text:p>93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38">
            <text:p>10538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14">
            <text:p>10514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456">
            <text:p>9456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654">
            <text:p>96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9359">
            <text:p>9359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59">
            <text:p>9359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9">
            <text:p>10529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658">
            <text:p>9658</text:p>
          </table:table-cell>
          <table:table-cell/>
          <table:table-cell office:value-type="float" office:value="9879">
            <text:p>98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59">
            <text:p>9359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345">
            <text:p>93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9359">
            <text:p>9359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9359">
            <text:p>9359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456">
            <text:p>94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45">
            <text:p>9345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12">
            <text:p>10512</text:p>
          </table:table-cell>
          <table:table-cell/>
          <table:table-cell office:value-type="float" office:value="10512">
            <text:p>10512</text:p>
          </table:table-cell>
          <table:table-cell/>
          <table:table-cell office:value-type="float" office:value="10525">
            <text:p>10525</text:p>
          </table:table-cell>
          <table:table-cell/>
          <table:table-cell office:value-type="float" office:value="10525">
            <text:p>105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currency-style style:name="N11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7.01.2012</text:date>, <text:time>17:00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</meta:initial-creator>
    <meta:creation-date>2012-01-06T09:19:48</meta:creation-date>
    <dc:date>2012-01-07T17:00:33</dc:date>
    <dc:creator>marek </dc:creator>
    <meta:editing-duration>PT2H53M53S</meta:editing-duration>
    <meta:editing-cycles>15</meta:editing-cycles>
    <meta:generator>LibreOffice/3.3$Unix LibreOffice_project/330m19$Build-401</meta:generator>
    <meta:document-statistic meta:table-count="7" meta:cell-count="7412" meta:object-count="0"/>
  </office:meta>
</office:document-meta>
</file>